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.17776097100022525, 0.1667945620001774, 0.1653211839998221, 0.17502771399995254, 0.16323090700007015, 0.15842572500014285, 0.16541639499973826, 0.1594408979999571, 0.16085244800024157, 0.24681262200010678, 0.2861821910000799, 0.2793381779997617, 0.21772010299991962, 0.16005529599988222, 0.2744071389997771, 0.28815263399974356, 0.2807769409996581, 0.1960872989998279, 0.18534012200007055, 0.16000014200017176</text:p>
          </table:table-cell>
        </table:table-row>
        <table:table-row table:style-name="ro1">
          <table:table-cell office:value-type="string" calcext:value-type="string">
            <text:p>0.19335287299963966, 0.1799864320000779, 0.17729662400006418, 0.17771915100001934, 0.20242765900002269, 0.21371534599984443, 0.22365586100022483, 0.23708405099978336, 0.3146526350001295, 0.23624428799985253, 0.18162229600011415, 0.18229310700007773, 0.18216761199983011, 0.27475077399958536, 0.32859659500036287, 0.23784266899974682, 0.17710829199995715, 0.19312874300021576, 0.18327450900005715, 0.18996051400017677</text:p>
          </table:table-cell>
        </table:table-row>
        <table:table-row table:style-name="ro1">
          <table:table-cell office:value-type="string" calcext:value-type="string">
            <text:p>0.5883592159998443, 0.600996867000049, 0.5555043039998964, 0.5205048289999468, 0.5651947040000778, 0.7629616609997356, 0.5134704170000077, 0.5065182480002477, 0.518756349999876, 0.5232366700001876, 0.5493781280001713, 0.5107778870001312, 0.8109126579997792, 0.5190823959997033, 0.5170520619999479, 0.5169994339998993, 0.5103041490001488, 0.5140468010004042, 0.5113964479996866, 0.5387247410003511</text:p>
          </table:table-cell>
        </table:table-row>
        <table:table-row table:style-name="ro1">
          <table:table-cell office:value-type="string" calcext:value-type="string">
            <text:p>0.9238627869999618, 0.6917990839997401, 0.6971495989996583, 0.6988367870003458, 0.6917993600000045, 0.6841201810002531, 0.6829085990002568, 0.6998466260001805, 0.68368289, 0.7810579480001252, 0.8256203030000506, 0.7083983440002157, 0.6916109349999715, 0.6809591650003313, 0.6705958600000486, 0.6891119489996527, 0.6767075469997508, 0.6711380540000391, 0.702523974000087, 0.9084435040003882</text:p>
          </table:table-cell>
        </table:table-row>
        <table:table-row table:style-name="ro1">
          <table:table-cell office:value-type="string" calcext:value-type="string">
            <text:p>0.003283617000306549, 0.0033027129998117744, 0.0018854730001294229, 0.0064569579999442794, 0.004397517000143125, 0.0035431269998298376, 0.003387713999927655, 0.002552038999965589, 0.0020896669998364814, 0.0035804469998765853, 0.0021475459998328006, 0.004549143000076583, 0.0023389469997709966, 0.002090930000122171, 0.0021645890001309454, 0.0021471260001817427, 0.0021498010000868817, 0.001993627000047127, 0.003361514000062016, 0.002063789000203542</text:p>
          </table:table-cell>
        </table:table-row>
        <table:table-row table:style-name="ro1">
          <table:table-cell office:value-type="string" calcext:value-type="string">
            <text:p>0.0035519329999260663, 0.0031678290001764253, 0.002734843999860459, 0.004006459999800427, 0.002896638000038365, 0.002907880000293517, 0.003229276000183745, 0.0031702750002295943, 0.003970320999997057, 0.0029789129998789576, 0.002525388000321982, 0.002719184000397945, 0.00281827999970119, 0.002582004999567289, 0.0035970380004073377, 0.0026652719998310204, 0.002629023999816127, 0.0082489850001366, 0.003740288000244618, 0.003609192000112671</text:p>
          </table:table-cell>
        </table:table-row>
        <table:table-row table:style-name="ro1">
          <table:table-cell office:value-type="string" calcext:value-type="string">
            <text:p>0.0005481829998643661, 0.0002620029999889084, 0.0003778119998969487, 0.00026417800017952686, 0.00024743599988141796, 0.00031237800021699513, 0.0003079200000684068, 0.0002448520003781596, 0.00023855899962654803, 0.0002693070000532316, 0.0002469159999236581, 0.0006014829996274784, 0.0002700690001802286, 0.00025259600033678, 0.0002998149998347799, 0.00028060900012860657, 0.00024615400025140843, 0.00024355899995498476, 0.00023817900000722148, 0.00027448699984233826</text:p>
          </table:table-cell>
        </table:table-row>
        <table:table-row table:style-name="ro1">
          <table:table-cell office:value-type="string" calcext:value-type="string">
            <text:p>0.012547655999696872, 0.011739644000044791, 0.012113587999920128, 0.0141971050002212, 0.017977990999952453, 0.013476615999934438, 0.013313356999788084, 0.015541973999916081, 0.012282632000278682, 0.011371970000254805, 0.011425271000007342, 0.011088635999840335, 0.010992183999860572, 0.011329098999794951, 0.01131521299976157, 0.011584322000089742, 0.012234867000188387, 0.01156944200010912, 0.011528003999956127, 0.01132124500009013</text:p>
          </table:table-cell>
        </table:table-row>
        <table:table-row table:style-name="ro1">
          <table:table-cell office:value-type="string" calcext:value-type="string">
            <text:p>0.001590736999787623, 0.002214623999861942, 0.0013178139997762628, 0.0010149830000045768, 0.0009757190000527771, 0.0009790350000002945, 0.0018731400000433496, 0.0009433169998374069, 0.0008360259998880792, 0.0010840230002031603, 0.0008694180000929919, 0.0009855270000116434, 0.0009084520002033969, 0.0019817850002255, 0.0009825820002333785, 0.0010871479998968425, 0.0011277849998805323, 0.000865341000007902, 0.0009308139997301623, 0.0009118180000768916</text:p>
          </table:table-cell>
        </table:table-row>
        <table:table-row table:style-name="ro1">
          <table:table-cell office:value-type="string" calcext:value-type="string">
            <text:p>0.0018255999998473271, 0.0017314430001533765, 0.0016136609997374762, 0.0018983619997925416, 0.001683763000073668, 0.0017737429998305743, 0.0015985529998943093, 0.001767855999787571, 0.0016644580000502174, 0.0015848670000195852, 0.0016862270003912272, 0.0016252330001407245, 0.00166669100008221, 0.001672643000347307, 0.0016244509997704881, 0.0015649689999008842, 0.0016023500002120272, 0.0015978219998942222, 0.001634389999708219, 0.0016301119999297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9:13:40.747245436</meta:creation-date>
    <dc:date>2022-05-09T19:21:19.226486068</dc:date>
    <meta:editing-duration>PT7M37S</meta:editing-duration>
    <meta:editing-cycles>4</meta:editing-cycles>
    <meta:generator>LibreOffice/7.3.2.2$Linux_X86_64 LibreOffice_project/30$Build-2</meta:generator>
    <meta:document-statistic meta:table-count="1" meta:cell-count="10" meta:object-count="0"/>
  </office:meta>
</office:document-meta>
</file>